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Ri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Tcer</text:p>
          </table:table-cell>
          <table:table-cell office:value-type="float" office:value="630">
            <text:p>630</text:p>
          </table:table-cell>
          <table:table-cell office:value-type="float" office:value="780">
            <text:p>780</text:p>
          </table:table-cell>
          <table:table-cell office:value-type="float" office:value="900">
            <text:p>900</text:p>
          </table:table-cell>
          <table:table-cell office:value-type="float" office:value="990">
            <text:p>99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Ur</text:p>
          </table:table-cell>
          <table:table-cell table:style-name="ce1" table:formula="of:=(5/17)+(15.5*158*[.B1]/1000000)" office:value-type="float" office:value="2.74311764705882">
            <text:p>2,743</text:p>
          </table:table-cell>
          <table:table-cell table:style-name="ce1" table:formula="of:=(5/17)+(15.5*158*[.C1]/1000000)" office:value-type="float" office:value="1.02881764705882">
            <text:p>1,029</text:p>
          </table:table-cell>
          <table:table-cell table:style-name="ce1" table:formula="of:=(5/17)+(15.5*158*[.D1]/1000000)" office:value-type="float" office:value="0.661467647058824">
            <text:p>0,661</text:p>
          </table:table-cell>
          <table:table-cell table:style-name="ce1" table:formula="of:=(5/17)+(15.5*158*[.E1]/1000000)" office:value-type="float" office:value="0.539017647058823">
            <text:p>0,539</text:p>
          </table:table-cell>
          <table:table-cell table:style-name="ce1" table:formula="of:=(5/17)+(15.5*158*[.F1]/1000000)" office:value-type="float" office:value="0.465547647058824">
            <text:p>0,466</text:p>
          </table:table-cell>
          <table:table-cell table:style-name="ce1" table:formula="of:=(5/17)+(15.5*158*[.G1]/1000000)" office:value-type="float" office:value="0.433710647058824">
            <text:p>0,434</text:p>
          </table:table-cell>
        </table:table-row>
        <table:table-row table:style-name="ro1">
          <table:table-cell office:value-type="string">
            <text:p>ADC_Ur</text:p>
          </table:table-cell>
          <table:table-cell table:style-name="ce2" table:formula="of:=[.B3]*1024/5" office:value-type="float" office:value="561.790494117647">
            <text:p>562</text:p>
          </table:table-cell>
          <table:table-cell table:style-name="ce2" table:formula="of:=[.C3]*1024/5" office:value-type="float" office:value="210.701854117647">
            <text:p>211</text:p>
          </table:table-cell>
          <table:table-cell table:style-name="ce2" table:formula="of:=[.D3]*1024/5" office:value-type="float" office:value="135.468574117647">
            <text:p>135</text:p>
          </table:table-cell>
          <table:table-cell table:style-name="ce2" table:formula="of:=[.E3]*1024/5" office:value-type="float" office:value="110.390814117647">
            <text:p>110</text:p>
          </table:table-cell>
          <table:table-cell table:style-name="ce2" table:formula="of:=[.F3]*1024/5" office:value-type="float" office:value="95.3441581176471">
            <text:p>95</text:p>
          </table:table-cell>
          <table:table-cell table:style-name="ce2" table:formula="of:=[.G3]*1024/5" office:value-type="float" office:value="88.8239405176471">
            <text:p>8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>
            <draw:frame table:end-cell-address="Sheet1.I32" table:end-x="1.19cm" table:end-y="0.072cm" draw:z-index="0" draw:style-name="gr1" draw:text-style-name="P1" svg:width="18.26cm" svg:height="9.008cm" svg:x="0.995cm" svg:y="0.097cm">
              <draw:object draw:notify-on-update-of-ranges="Sheet1.A1:Sheet1.A1 Sheet1.B2:Sheet1.G2 Sheet1.A2:Sheet1.A2 Sheet1.B1:Sheet1.G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t" fo:country="E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13.07.2020</text:date>, <text:time>21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o Berkis</meta:initial-creator>
    <meta:creation-date>2020-07-13T21:10:33.62</meta:creation-date>
    <dc:date>2020-07-13T21:44:08.58</dc:date>
    <dc:creator>Teemo Berkis</dc:creator>
    <meta:editing-duration>PT33M34S</meta:editing-duration>
    <meta:editing-cycles>2</meta:editing-cycles>
    <meta:generator>OpenOffice/4.0.1$Win32 OpenOffice.org_project/401m5$Build-9714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61cm" svg:height="9.009cm" xlink:href=".." xlink:type="simple" chart:class="chart:scatter" chart:style-name="ch1">
        <chart:legend chart:legend-position="end" svg:x="16.256cm" svg:y="4.192cm" style:legend-expansion="high" chart:style-name="ch2"/>
        <chart:plot-area chart:style-name="ch3" table:cell-range-address="Sheet1.A1:Sheet1.G2" chart:data-source-has-labels="column" svg:x="1.403cm" svg:y="0.855cm" svg:width="14.123cm" svg:height="6.966cm">
          <chartooo:coordinate-region svg:x="2.395cm" svg:y="1.068cm" svg:width="12.759cm" svg:height="6.08cm"/>
          <chart:axis chart:dimension="x" chart:name="primary-x" chart:style-name="ch4">
            <chart:title svg:x="7.732cm" svg:y="8.002cm" chart:style-name="ch5">
              <text:p>Tceramic</text:p>
            </chart:title>
          </chart:axis>
          <chart:axis chart:dimension="y" chart:name="primary-y" chart:style-name="ch6">
            <chart:title svg:x="0.451cm" svg:y="5.229cm" chart:style-name="ch7">
              <text:p>Resistance</text:p>
            </chart:title>
            <chart:grid chart:style-name="ch8" chart:class="major"/>
          </chart:axis>
          <chart:series chart:style-name="ch9" chart:values-cell-range-address="Sheet1.B1:Sheet1.G1" chart:label-cell-address="Sheet1.A2:Sheet1.A2" chart:class="chart:scatter">
            <chart:domain table:cell-range-address="Sheet1.B2:Sheet1.G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30">
                <text:p>630</text:p>
                <draw:g>
                  <svg:desc>Sheet1.B2:Sheet1.G2</svg:desc>
                </draw:g>
              </table:table-cell>
              <table:table-cell office:value-type="float" office:value="780">
                <text:p>780</text:p>
              </table:table-cell>
              <table:table-cell office:value-type="float" office:value="900">
                <text:p>900</text:p>
              </table:table-cell>
              <table:table-cell office:value-type="float" office:value="990">
                <text:p>99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Tcer</text:p>
                <draw:g>
                  <svg:desc>Sheet1.A2:Sheet1.A2</svg:desc>
                </draw:g>
              </table:table-cell>
              <table:table-cell office:value-type="float" office:value="1000">
                <text:p>1000</text:p>
                <draw:g>
                  <svg:desc>Sheet1.B1:Sheet1.G1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